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1.492208242" calcext:value-type="float">
            <text:p>1,492208242</text:p>
          </table:table-cell>
          <table:table-cell office:value-type="float" office:value="0.4650022686" calcext:value-type="float">
            <text:p>0,4650022686</text:p>
          </table:table-cell>
          <table:table-cell office:value-type="float" office:value="0.006727555301" calcext:value-type="float">
            <text:p>0,0067275553</text:p>
          </table:table-cell>
          <table:table-cell office:value-type="float" office:value="0.0002430785244" calcext:value-type="float">
            <text:p>0,000243078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5502" calcext:value-type="float">
            <text:p>145502</text:p>
          </table:table-cell>
          <table:table-cell office:value-type="float" office:value="1.563524246" calcext:value-type="float">
            <text:p>1,563524246</text:p>
          </table:table-cell>
          <table:table-cell office:value-type="float" office:value="0.4646146297" calcext:value-type="float">
            <text:p>0,4646146297</text:p>
          </table:table-cell>
          <table:table-cell office:value-type="float" office:value="0.001335006207" calcext:value-type="float">
            <text:p>0,0013350062</text:p>
          </table:table-cell>
          <table:table-cell table:style-name="ce1" office:value-type="float" office:value="0.00006290605234" calcext:value-type="float">
            <text:p>6,29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6492" calcext:value-type="float">
            <text:p>146492</text:p>
          </table:table-cell>
          <table:table-cell office:value-type="float" office:value="1.200434804" calcext:value-type="float">
            <text:p>1,200434804</text:p>
          </table:table-cell>
          <table:table-cell office:value-type="float" office:value="0.5411157608" calcext:value-type="float">
            <text:p>0,5411157608</text:p>
          </table:table-cell>
          <table:table-cell office:value-type="float" office:value="0.0005935748341" calcext:value-type="float">
            <text:p>0,0005935748</text:p>
          </table:table-cell>
          <table:table-cell table:style-name="ce1" office:value-type="float" office:value="0.00002082718675" calcext:value-type="float">
            <text:p>2,08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6934" calcext:value-type="float">
            <text:p>146934</text:p>
          </table:table-cell>
          <table:table-cell office:value-type="float" office:value="1.205756783" calcext:value-type="float">
            <text:p>1,205756783</text:p>
          </table:table-cell>
          <table:table-cell office:value-type="float" office:value="0.5711707473" calcext:value-type="float">
            <text:p>0,5711707473</text:p>
          </table:table-cell>
          <table:table-cell office:value-type="float" office:value="0.0004741124285" calcext:value-type="float">
            <text:p>0,0004741124</text:p>
          </table:table-cell>
          <table:table-cell table:style-name="ce1" office:value-type="float" office:value="0.0000103820239" calcext:value-type="float">
            <text:p>1,04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7343" calcext:value-type="float">
            <text:p>147343</text:p>
          </table:table-cell>
          <table:table-cell office:value-type="float" office:value="1.415255904" calcext:value-type="float">
            <text:p>1,415255904</text:p>
          </table:table-cell>
          <table:table-cell office:value-type="float" office:value="0.4921976328" calcext:value-type="float">
            <text:p>0,4921976328</text:p>
          </table:table-cell>
          <table:table-cell office:value-type="float" office:value="0.0003623600933" calcext:value-type="float">
            <text:p>0,0003623601</text:p>
          </table:table-cell>
          <table:table-cell table:style-name="ce1" office:value-type="float" office:value="0.00001380419417" calcext:value-type="float">
            <text:p>1,38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7638" calcext:value-type="float">
            <text:p>147638</text:p>
          </table:table-cell>
          <table:table-cell office:value-type="float" office:value="1.138022423" calcext:value-type="float">
            <text:p>1,138022423</text:p>
          </table:table-cell>
          <table:table-cell office:value-type="float" office:value="0.5908595324" calcext:value-type="float">
            <text:p>0,5908595324</text:p>
          </table:table-cell>
          <table:table-cell office:value-type="float" office:value="0.0004511765146" calcext:value-type="float">
            <text:p>0,0004511765</text:p>
          </table:table-cell>
          <table:table-cell table:style-name="ce1" office:value-type="float" office:value="0.00002066457273" calcext:value-type="float">
            <text:p>2,07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8079" calcext:value-type="float">
            <text:p>148079</text:p>
          </table:table-cell>
          <table:table-cell office:value-type="float" office:value="1.177404404" calcext:value-type="float">
            <text:p>1,177404404</text:p>
          </table:table-cell>
          <table:table-cell office:value-type="float" office:value="0.5262512565" calcext:value-type="float">
            <text:p>0,5262512565</text:p>
          </table:table-cell>
          <table:table-cell office:value-type="float" office:value="0.0001613844797" calcext:value-type="float">
            <text:p>0,0001613845</text:p>
          </table:table-cell>
          <table:table-cell table:style-name="ce1" office:value-type="float" office:value="0.000003433712209" calcext:value-type="float">
            <text:p>3,43E-0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8251" calcext:value-type="float">
            <text:p>148251</text:p>
          </table:table-cell>
          <table:table-cell office:value-type="float" office:value="1.064502597" calcext:value-type="float">
            <text:p>1,064502597</text:p>
          </table:table-cell>
          <table:table-cell office:value-type="float" office:value="0.5745022893" calcext:value-type="float">
            <text:p>0,5745022893</text:p>
          </table:table-cell>
          <table:table-cell office:value-type="float" office:value="0.0001406170632" calcext:value-type="float">
            <text:p>0,0001406171</text:p>
          </table:table-cell>
          <table:table-cell table:style-name="ce1" office:value-type="float" office:value="0.000003429684512" calcext:value-type="float">
            <text:p>3,43E-0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8363" calcext:value-type="float">
            <text:p>148363</text:p>
          </table:table-cell>
          <table:table-cell office:value-type="float" office:value="1.038890958" calcext:value-type="float">
            <text:p>1,038890958</text:p>
          </table:table-cell>
          <table:table-cell office:value-type="float" office:value="0.5961912274" calcext:value-type="float">
            <text:p>0,5961912274</text:p>
          </table:table-cell>
          <table:table-cell office:value-type="float" office:value="0.0001507908019" calcext:value-type="float">
            <text:p>0,0001507908</text:p>
          </table:table-cell>
          <table:table-cell table:style-name="ce1" office:value-type="float" office:value="0.00000685412715" calcext:value-type="float">
            <text:p>6,85E-0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8525" calcext:value-type="float">
            <text:p>148525</text:p>
          </table:table-cell>
          <table:table-cell office:value-type="float" office:value="1.131140351" calcext:value-type="float">
            <text:p>1,131140351</text:p>
          </table:table-cell>
          <table:table-cell office:value-type="float" office:value="0.5800176263" calcext:value-type="float">
            <text:p>0,5800176263</text:p>
          </table:table-cell>
          <table:table-cell office:value-type="float" office:value="0.0002567455522" calcext:value-type="float">
            <text:p>0,0002567456</text:p>
          </table:table-cell>
          <table:table-cell table:style-name="ce1" office:value-type="float" office:value="0.000006846548331" calcext:value-type="float">
            <text:p>6,85E-006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2427140712" calcext:value-type="float">
            <text:p>1,2427140712</text:p>
          </table:table-cell>
          <table:table-cell table:formula="of:=AVERAGE([.D2:.D11])" office:value-type="float" office:value="0.54019229711" calcext:value-type="float">
            <text:p>0,5401922971</text:p>
          </table:table-cell>
          <table:table-cell table:formula="of:=AVERAGE([.E2:.E11])" office:value-type="float" office:value="0.00106533232755" calcext:value-type="float">
            <text:p>0,0010653323</text:p>
          </table:table-cell>
          <table:table-cell table:formula="of:=AVERAGE([.F2:.F11])" office:value-type="float" office:value="0.0000392226626492" calcext:value-type="float">
            <text:p>3,92226626492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4T10:51:20.600841982</dc:date>
    <meta:document-statistic meta:table-count="1" meta:cell-count="70" meta:object-count="0"/>
    <meta:generator>LibreOffice/4.1.4.2$Linux_X86_64 LibreOffice_project/410m0$Build-2</meta:generator>
  </office:meta>
</office:document-meta>
</file>